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Liberation Serif" fo:font-size="12pt" officeooo:rsid="0009623e" officeooo:paragraph-rsid="000bfe0b" style:font-size-asian="12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Accanthis ADF Std" fo:font-size="12pt" officeooo:rsid="0009623e" officeooo:paragraph-rsid="000bfe0b" style:font-size-asian="12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style:font-name="Accanthis ADF Std" fo:font-size="12pt" officeooo:rsid="0009623e" officeooo:paragraph-rsid="0009623e" style:font-size-asian="12pt" style:font-size-complex="12pt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Accanthis ADF Std" fo:font-size="12pt" officeooo:rsid="000bfe0b" officeooo:paragraph-rsid="000bfe0b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Accanthis ADF Std" fo:font-size="12pt" fo:font-style="normal" fo:font-weight="bold" officeooo:rsid="0009f305" officeooo:paragraph-rsid="0009f305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Accanthis ADF Std" fo:font-size="14pt" fo:font-weight="bold" officeooo:rsid="0009623e" officeooo:paragraph-rsid="0009623e" style:font-size-asian="14pt" style:font-weight-asian="bold" style:font-size-complex="14pt" style:font-weight-complex="bold"/>
    </style:style>
    <style:style style:name="T1" style:family="text">
      <style:text-properties officeooo:rsid="000bfe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rupo 2</text:p>
      <text:p text:style-name="P5">Nome: Gustavo Chicato Wandeur – nº USP: 7557797</text:p>
      <text:p text:style-name="P5">Nome: Leonardo Pereira Macedo – nº USP: 8536065</text:p>
      <text:p text:style-name="P6"/>
      <text:p text:style-name="P6"/>
      <text:p text:style-name="P6">Resumo - Jogos Educativos Digitais</text:p>
      <text:p text:style-name="P3"/>
      <text:p text:style-name="P1"/>
      <text:p text:style-name="P2"><text:tab/><text:span text:style-name="T1">O texto aborda o uso de jogos digitais educativos como alternativa aos métodos tradicionais de ensino. Dada a dificuldade de aprendizado mostrada por alunos de nível superior, essa ferramenta digital busca aprimorar o conhecimento nas disciplinas e facilitar a compreensão da matéria.</text:span></text:p>
      <text:p text:style-name="P4"/>
      <text:p text:style-name="P4"><text:tab/>Sua eficiência baseia-se na natureza simultaneamente lúdica e didática dos games. Evitando focar apenas em conceitos teóricos, o conteúdo é representado e exemplificado, estimulando acertos e encorajando em caso de erros. Assim, por meio da interação lógica e motora, desenvolve-se conhecimento hábil e cognitivo no estudante, o que produz, em última instância, melhor desempenho nos estu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4T13:42:40.950742198</dc:date>
    <meta:editing-duration>PT5M10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6" meta:word-count="119" meta:character-count="813" meta:non-whitespace-character-count="696"/>
  </office:meta>
</office:document-meta>
</file>